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org.zaproxy.zap.extension.requestsequencer;</text:p>
      <text:p text:style-name="Standard"/>
      <text:p text:style-name="Standard">import java.util.ArrayList;</text:p>
      <text:p text:style-name="Standard">import java.util.List;</text:p>
      <text:p text:style-name="Standard">import java.util.concurrent.ExecutorService;</text:p>
      <text:p text:style-name="Standard">import java.util.concurrent.Executors;</text:p>
      <text:p text:style-name="Standard">import org.apache.commons.httpclient.HttpMethod;</text:p>
      <text:p text:style-name="Standard">import org.apache.commons.httpclient.URI;</text:p>
      <text:p text:style-name="Standard">import org.parosproxy.paros.network.HttpMessage;</text:p>
      <text:p text:style-name="Standard">import org.parosproxy.paros.network.HttpSender;</text:p>
      <text:p text:style-name="Standard"/>
      <text:p text:style-name="Standard">public class RequestSequencer {</text:p>
      <text:p text:style-name="Standard"/>
      <text:p text:style-name="Standard"><text:s text:c="4"/>private final List&lt;HttpMessage&gt; requestSequence;</text:p>
      <text:p text:style-name="Standard"><text:s text:c="4"/>private final HttpSender httpSender;</text:p>
      <text:p text:style-name="Standard"><text:s text:c="4"/>private final ExecutorService executor;</text:p>
      <text:p text:style-name="Standard"/>
      <text:p text:style-name="Standard"><text:s text:c="4"/>public RequestSequencer() {</text:p>
      <text:p text:style-name="Standard"><text:s text:c="8"/>this.requestSequence = new ArrayList&lt;&gt;();</text:p>
      <text:p text:style-name="Standard"><text:s text:c="8"/>this.httpSender = new HttpSender(HttpSender.MANUAL_REQUEST_INITIATOR);</text:p>
      <text:p text:style-name="Standard"><text:s text:c="8"/>this.executor = Executors.newCachedThreadPool(); // Efficient thread pooling</text:p>
      <text:p text:style-name="Standard"><text:s text:c="4"/>}</text:p>
      <text:p text:style-name="Standard"/>
      <text:p text:style-name="Standard"><text:s text:c="4"/>// Add a new request to the sequence</text:p>
      <text:p text:style-name="Standard"><text:s text:c="4"/>public synchronized void addRequest(HttpMessage request) {</text:p>
      <text:p text:style-name="Standard"><text:s text:c="8"/>if (request == null || request.getRequestHeader() == null) {</text:p>
      <text:p text:style-name="Standard"><text:s text:c="12"/>throw new IllegalArgumentException("Invalid HTTP message provided.");</text:p>
      <text:p text:style-name="Standard"><text:s text:c="8"/>}</text:p>
      <text:p text:style-name="Standard"><text:s text:c="8"/>requestSequence.add(request);</text:p>
      <text:p text:style-name="Standard"><text:s text:c="4"/>}</text:p>
      <text:p text:style-name="Standard"/>
      <text:p text:style-name="Standard"><text:s text:c="4"/>// Execute requests sequentially with enhanced error handling</text:p>
      <text:p text:style-name="Standard"><text:s text:c="4"/>public void executeSequence() {</text:p>
      <text:p text:style-name="Standard"><text:s text:c="8"/>System.out.println("Executing HTTP request sequence...");</text:p>
      <text:p text:style-name="Standard"><text:s text:c="8"/>for (HttpMessage request : requestSequence) {</text:p>
      <text:p text:style-name="Standard"><text:s text:c="12"/>try {</text:p>
      <text:p text:style-name="Standard"><text:s text:c="16"/>HttpMethod method = request.getRequestHeader().toHttpMethod();</text:p>
      <text:p text:style-name="Standard"><text:s text:c="16"/>httpSender.sendAndReceive(request);</text:p>
      <text:p text:style-name="Standard"><text:s text:c="16"/>System.out.println("Response for: " + request.getRequestHeader().getURI());</text:p>
      <text:p text:style-name="Standard"><text:s text:c="16"/>System.out.println("Status Code: " + request.getResponseHeader().getStatusCode());</text:p>
      <text:p text:style-name="Standard"><text:s text:c="12"/>} catch (Exception e) {</text:p>
      <text:p text:style-name="Standard"><text:s text:c="16"/>System.err.println("Error executing request to " + request.getRequestHeader().getURI() + ": " + e.getMessage()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Execute requests asynchronously with enhanced threading and error handling</text:p>
      <text:p text:style-name="Standard"><text:s text:c="4"/>public void executeAsyncSequence() {</text:p>
      <text:p text:style-name="Standard"><text:s text:c="8"/>System.out.println("Executing HTTP request sequence asynchronously...");</text:p>
      <text:p text:style-name="Standard"><text:s text:c="8"/>for (HttpMessage request : requestSequence) {</text:p>
      <text:p text:style-name="Standard"><text:s text:c="12"/>executor.submit(() -&gt; {</text:p>
      <text:p text:style-name="Standard"><text:soft-page-break/><text:s text:c="16"/>try {</text:p>
      <text:p text:style-name="Standard"><text:s text:c="20"/>httpSender.sendAndReceive(request);</text:p>
      <text:p text:style-name="Standard"><text:s text:c="20"/>System.out.println("Response for: " + request.getRequestHeader().getURI());</text:p>
      <text:p text:style-name="Standard"><text:s text:c="20"/>System.out.println("Status Code: " + request.getResponseHeader().getStatusCode());</text:p>
      <text:p text:style-name="Standard"><text:s text:c="16"/>} catch (Exception e) {</text:p>
      <text:p text:style-name="Standard"><text:s text:c="20"/>System.err.println("Error executing request to " + request.getRequestHeader().getURI() + ": " + e.getMessage());</text:p>
      <text:p text:style-name="Standard"><text:s text:c="16"/>}</text:p>
      <text:p text:style-name="Standard"><text:s text:c="12"/>});</text:p>
      <text:p text:style-name="Standard"><text:s text:c="8"/>}</text:p>
      <text:p text:style-name="Standard"><text:s text:c="4"/>}</text:p>
      <text:p text:style-name="Standard"/>
      <text:p text:style-name="Standard"><text:s text:c="4"/>// Gracefully shut down the executor</text:p>
      <text:p text:style-name="Standard"><text:s text:c="4"/>public void shutdown() {</text:p>
      <text:p text:style-name="Standard"><text:s text:c="8"/>executor.shutdown();</text:p>
      <text:p text:style-name="Standard"><text:s text:c="8"/>System.out.println("Request Sequencer Executor Service shut down.");</text:p>
      <text:p text:style-name="Standard"><text:s text:c="4"/>}</text:p>
      <text:p text:style-name="Standard"/>
      <text:p text:style-name="Standard"><text:s text:c="4"/>// Example Usage</text:p>
      <text:p text:style-name="Standard"><text:s text:c="4"/>public static void main(String[] args) {</text:p>
      <text:p text:style-name="Standard"><text:s text:c="8"/>try {</text:p>
      <text:p text:style-name="Standard"><text:s text:c="12"/>RequestSequencer sequencer = new RequestSequencer();</text:p>
      <text:p text:style-name="Standard"/>
      <text:p text:style-name="Standard"><text:s text:c="12"/>// Example: Add requests to the sequence</text:p>
      <text:p text:style-name="Standard"><text:s text:c="12"/>HttpMessage request1 = new HttpMessage();</text:p>
      <text:p text:style-name="Standard"><text:s text:c="12"/>request1.getRequestHeader().setURI(new URI("http://example.com/login", true));</text:p>
      <text:p text:style-name="Standard"><text:s text:c="12"/>request1.getRequestHeader().setMethod("POST");</text:p>
      <text:p text:style-name="Standard"><text:s text:c="12"/>request1.setRequestBody("username=admin&amp;password=pass123");</text:p>
      <text:p text:style-name="Standard"/>
      <text:p text:style-name="Standard"><text:s text:c="12"/>HttpMessage request2 = new HttpMessage();</text:p>
      <text:p text:style-name="Standard"><text:s text:c="12"/>request2.getRequestHeader().setURI(new URI("http://example.com/transfer", true));</text:p>
      <text:p text:style-name="Standard"><text:s text:c="12"/>request2.getRequestHeader().setMethod("POST");</text:p>
      <text:p text:style-name="Standard"><text:s text:c="12"/>request2.setRequestBody("amount=1000&amp;account=12345");</text:p>
      <text:p text:style-name="Standard"/>
      <text:p text:style-name="Standard"><text:s text:c="12"/>sequencer.addRequest(request1);</text:p>
      <text:p text:style-name="Standard"><text:s text:c="12"/>sequencer.addRequest(request2);</text:p>
      <text:p text:style-name="Standard"/>
      <text:p text:style-name="Standard"><text:s text:c="12"/>// Execute requests</text:p>
      <text:p text:style-name="Standard"><text:s text:c="12"/>sequencer.executeSequence();</text:p>
      <text:p text:style-name="Standard"/>
      <text:p text:style-name="Standard"><text:s text:c="12"/>// Execute asynchronously</text:p>
      <text:p text:style-name="Standard"><text:s text:c="12"/>sequencer.executeAsyncSequence();</text:p>
      <text:p text:style-name="Standard"/>
      <text:p text:style-name="Standard"><text:s text:c="12"/>// Shutdown the executor service after execution</text:p>
      <text:p text:style-name="Standard"><text:s text:c="12"/>sequencer.shutdown();</text:p>
      <text:p text:style-name="Standard"><text:s text:c="8"/>} catch (Exception e) {</text:p>
      <text:p text:style-name="Standard"><text:s text:c="12"/>System.err.println("Error in main execution: " + e.getMessage()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3:22:36.295833615</meta:creation-date>
    <dc:date>2024-12-04T03:24:10.031098587</dc:date>
    <meta:editing-duration>PT1M34S</meta:editing-duration>
    <meta:editing-cycles>1</meta:editing-cycles>
    <meta:document-statistic meta:table-count="0" meta:image-count="0" meta:object-count="0" meta:page-count="2" meta:paragraph-count="85" meta:word-count="300" meta:character-count="3969" meta:non-whitespace-character-count="3030"/>
    <meta:generator>LibreOffice/24.8.3.2$Linux_X86_64 LibreOffice_project/480$Build-2</meta:generator>
  </office:meta>
</office:document-meta>
</file>